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size="11pt" style:font-size-asian="11pt" style:font-size-complex="11pt"/>
    </style:style>
    <style:style style:name="P3" style:family="paragraph" style:parent-style-name="Text_20_body" style:list-style-name="L1">
      <style:text-properties fo:font-size="11pt" officeooo:paragraph-rsid="0008b61c" style:font-size-asian="11pt" style:font-size-complex="11pt"/>
    </style:style>
    <style:style style:name="P4" style:family="paragraph" style:parent-style-name="Text_20_body" style:list-style-name="L1">
      <style:paragraph-properties fo:margin-top="0cm" fo:margin-bottom="0cm" loext:contextual-spacing="false"/>
      <style:text-properties fo:font-size="11pt" style:font-size-asian="11pt" style:font-size-complex="11pt"/>
    </style:style>
    <style:style style:name="P5" style:family="paragraph" style:parent-style-name="Heading_20_1">
      <style:text-properties officeooo:paragraph-rsid="0008b61c"/>
    </style:style>
    <style:style style:name="T1" style:family="text">
      <style:text-properties officeooo:rsid="0005d4d9"/>
    </style:style>
    <style:style style:name="T2" style:family="text">
      <style:text-properties officeooo:rsid="000761bd"/>
    </style:style>
    <style:style style:name="T3" style:family="text">
      <style:text-properties officeooo:rsid="0008b61c"/>
    </style:style>
    <style:style style:name="T4" style:family="text">
      <style:text-properties fo:font-size="11pt" style:font-size-asian="11pt" style:font-size-complex="11p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es spécifications fonctionnelles</text:h>
      <text:list xml:id="list4844694683781498729" text:style-name="L1">
        <text:list-item>
          <text:p text:style-name="P1"><text:span text:style-name="Strong_20_Emphasis"><text:span text:style-name="T4">JE SUIS UN EMPLOYÉ DE FACE</text:span></text:span></text:p>
          <text:p text:style-name="P2">Avant d'accéder au Dashbord l'employé se ret<text:span text:style-name="T1">r</text:span>ouve sur une page lui demandant de s'authentifier <text:span text:style-name="T1">a</text:span>fin d'accéder à sa session.</text:p>
          <text:p text:style-name="P1"><text:span text:style-name="Strong_20_Emphasis"><text:span text:style-name="T4">Interaction</text:span></text:span></text:p>
          <text:p text:style-name="P2">Dans cette page de connexion se trouve un formulaire compos<text:span text:style-name="T1">é</text:span> de deux champs:</text:p>
          <text:list>
            <text:list-item>
              <text:p text:style-name="P4">Un champ intitulé "Identifiant" permettant de saisir son identifiant en <text:span text:style-name="T2">l’occurrence</text:span> son adresse <text:span text:style-name="T2">e-</text:span>mail. </text:p>
            </text:list-item>
            <text:list-item>
              <text:p text:style-name="P4">Un autre champ intitulé "Mot de passe" pour la saisie de mot de pass<text:span text:style-name="T1">e</text:span></text:p>
            </text:list-item>
            <text:list-item>
              <text:p text:style-name="P2">(À en discuter pour ce scénario "Dans le cas <text:span text:style-name="T2">où</text:span> l'employé oublie sont mot de passe doit-il contact<text:span text:style-name="T1">er</text:span> l'administrateur pour lui d<text:span text:style-name="T2">emand</text:span>er un <text:span text:style-name="T1">au</text:span>tre mot de passe ou cliquer sur ce lien pour en générer un automatiquement ?") Ainsi, qu'un lien lui permettant en cas d'oubli d'obtenir un mot de passe de substitution envoyé à l'adresse mail que la Fondation lui à attribuer.</text:p>
            </text:list-item>
            <text:list-item>
              <text:p text:style-name="P2">Je souhaite me connect<text:span text:style-name="T1">er</text:span> à ma session pour ce faire je dois: rentrer une adresse mail et un mot de passe valide<text:span text:style-name="T2">s</text:span> dans les champs prévu<text:span text:style-name="T1">s</text:span> à cet effet c'est à dire le champ " Identifiant " pour adresse <text:span text:style-name="T3">e-</text:span>mail et le champ " Mot de passe " pour le mot de passe.</text:p>
              <text:list>
                <text:list-item>
                  <text:p text:style-name="P2">Pour que mon adresse soit valide, je dois saisir 24 caractères en min<text:span text:style-name="T1">u</text:span>scules suivis du signe arobase "@" et du nom du serveur mail exclusi<text:span text:style-name="T1">f</text:span> de la Fondation FACE.</text:p>
                </text:list-item>
                <text:list-item>
                  <text:p text:style-name="P2">Pour que mon mot de passe soit valide, il faut qu'il corresponde au mot de passe délivré par l'administrateur. Ce mot de passe doit contenir environs entre 6 - 24 caractères alphanumériques en majuscule<text:span text:style-name="T2">s</text:span> et/ou min<text:span text:style-name="T2">u</text:span>scules.</text:p>
                </text:list-item>
                <text:list-item>
                  <text:p text:style-name="P2">Pour faire une vérification de l'identifiant et du mot de passe saisi<text:span text:style-name="T3">s</text:span>, l'employé devra cliquer sur le bouton "valider", dans le but de lancer une vérification pour accéder à sa session.</text:p>
                </text:list-item>
              </text:list>
            </text:list-item>
          </text:list>
          <text:p text:style-name="P1"><text:span text:style-name="Strong_20_Emphasis"><text:span text:style-name="T4">Comportement attendu</text:span></text:span></text:p>
          <text:list text:continue-numbering="true">
            <text:list-item>
              <text:p text:style-name="P2">Dans le cas où la saisie est correct, alors l'employé de la FONDATION FACE se verra redirig<text:span text:style-name="T2">er</text:span> vers son interface de travail.</text:p>
            </text:list-item>
            <text:list-item>
              <text:p text:style-name="P2">Dans le cas où la saisie est <text:span text:style-name="T2">incorrecte.</text:span></text:p>
              <text:list>
                <text:list-item>
                  <text:p text:style-name="P2">Si identifiant invalide. Un message en surbrillance <text:span text:style-name="T2">apparaîtra</text:span> afin d'indiquer que l'identifiant est incorrect<text:span text:style-name="T2">e</text:span>.</text:p>
                </text:list-item>
                <text:list-item>
                  <text:p text:style-name="P3">Si mot de passe invalide. Un message en surbrillance <text:span text:style-name="T2">apparaîtra</text:span> pour spécifier que le mot de passe est incorrect.</text:p>
                </text:list-item>
              </text:list>
            </text:list-item>
          </text:list>
        </text:list-item>
      </text:list>
      <text:h text:style-name="P5" text:outline-level="1"><text:bookmark text:name="user-content-les-spécifications-techniques"/>Les spécifications technique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5:28:59.752429198</meta:creation-date>
    <dc:date>2016-11-28T15:51:57.364720878</dc:date>
    <meta:editing-duration>PT2M27S</meta:editing-duration>
    <meta:editing-cycles>1</meta:editing-cycles>
    <meta:document-statistic meta:table-count="0" meta:image-count="0" meta:object-count="0" meta:page-count="1" meta:paragraph-count="18" meta:word-count="362" meta:character-count="2085" meta:non-whitespace-character-count="1752"/>
    <meta:generator>LibreOffice/5.1.4.2$Linux_X86_64 LibreOffice_project/10m0$Build-2</meta:generator>
  </office:meta>
</office:document-meta>
</file>